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800080" draw:opacity="100%"/>
      <style:paragraph-properties fo:text-align="center"/>
      <style:text-properties fo:font-size="12pt"/>
    </style:style>
    <style:style style:name="P5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7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ff0000"/>
      <style:paragraph-properties fo:text-align="center"/>
      <style:text-properties fo:font-size="12pt"/>
    </style:style>
    <style:style style:name="P9" style:family="paragraph">
      <loext:graphic-properties draw:fill="solid" draw:fill-color="#2a6099" draw:opacity="25%"/>
      <style:paragraph-properties fo:text-align="center"/>
      <style:text-properties fo:font-size="12pt"/>
    </style:style>
    <style:style style:name="P10" style:family="paragraph">
      <loext:graphic-properties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-color="#99ff66" draw:opacity="100%"/>
      <style:paragraph-properties fo:text-align="center"/>
      <style:text-properties fo:font-size="12pt"/>
    </style:style>
    <style:style style:name="P13" style:family="paragraph">
      <loext:graphic-properties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80008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ff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ff000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2a6099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99ff66" draw:opacity="100%" draw:textarea-horizontal-align="justify" draw:textarea-vertical-align="middle" draw:auto-grow-height="false" fo:min-height="0.1339in" fo:min-width="0.1339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8" draw:name="Shape 1" draw:style-name="gr9" draw:text-style-name="P11" svg:width="0.1343in" svg:height="0.1343in" svg:x="1.4102in" svg:y="0.4201in"><text:p/><draw:enhanced-geometry svg:viewBox="0 0 21600 21600" draw:type="rectangle" draw:enhanced-path="M 0 0 L 21600 0 21600 21600 0 21600 0 0 Z N"/></draw:custom-shape><draw:custom-shape text:anchor-type="paragraph" draw:z-index="7" draw:name="Shape 46" draw:style-name="gr8" draw:text-style-name="P10" svg:width="0.1335in" svg:height="0.1335in" svg:x="5.4016in" svg:y="0.4209in"><text:p/><draw:enhanced-geometry svg:viewBox="0 0 21600 21600" draw:type="rectangle" draw:enhanced-path="M 0 0 L 21600 0 21600 21600 0 21600 0 0 Z N"/></draw:custom-shape><draw:custom-shape text:anchor-type="paragraph" draw:z-index="17" draw:name="Shape 11" draw:style-name="gr5" draw:text-style-name="P7" svg:width="0.1335in" svg:height="0.1335in" svg:x="3.4102in" svg:y="0.4201in"><text:p/><draw:enhanced-geometry svg:viewBox="0 0 21600 21600" draw:type="rectangle" draw:enhanced-path="M 0 0 L 21600 0 21600 21600 0 21600 0 0 Z N"/></draw:custom-shape><draw:custom-shape text:anchor-type="paragraph" draw:z-index="20" draw:name="Shape 13" draw:style-name="gr3" draw:text-style-name="P5" svg:width="0.1335in" svg:height="0.1335in" svg:x="6.4528in" svg:y="0.4209in"><text:p/><draw:enhanced-geometry svg:viewBox="0 0 21600 21600" draw:type="rectangle" draw:enhanced-path="M 0 0 L 21600 0 21600 21600 0 21600 0 0 Z N"/></draw:custom-shape><draw:custom-shape text:anchor-type="paragraph" draw:z-index="25" draw:name="Shape 18" draw:style-name="gr1" draw:text-style-name="P3" svg:width="0.1335in" svg:height="0.1335in" svg:x="0.4283in" svg:y="0.4236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" draw:name="Shape 68" draw:style-name="gr12" draw:text-style-name="P13" svg:width="0.1335in" svg:height="0.1335in" svg:x="0.389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3" draw:style-name="gr7" draw:text-style-name="P9" svg:width="0.1335in" svg:height="0.1335in" svg:x="0.4083in" svg:y="0.173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22" draw:name="Shape 15" draw:style-name="gr2" draw:text-style-name="P4" svg:width="0.1335in" svg:height="0.1335in" svg:x="0.422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><draw:custom-shape text:anchor-type="paragraph" draw:z-index="19" draw:name="Shape 8" draw:style-name="gr4" draw:text-style-name="P6" svg:width="0.1335in" svg:height="0.1335in" svg:x="0.4799in" svg:y="0.1728in"><text:p/><draw:enhanced-geometry svg:viewBox="0 0 21600 21600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8" draw:name="Shape 12" draw:style-name="gr5" draw:text-style-name="P7" svg:width="0.1335in" svg:height="0.1335in" svg:x="0.3717in" svg:y="0.170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8" draw:text-style-name="P10" svg:width="0.1335in" svg:height="0.1335in" svg:x="0.4091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3" draw:name="Shape 6" draw:style-name="gr3" draw:text-style-name="P5" svg:width="0.1335in" svg:height="0.1335in" svg:x="0.4126in" svg:y="0.174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6" draw:name="Shape 73" draw:style-name="gr10" draw:text-style-name="P12" svg:width="0.1343in" svg:height="0.1343in" svg:x="0.4354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1" draw:name="Shape 4" draw:style-name="gr7" draw:text-style-name="P9" svg:width="0.1335in" svg:height="0.1335in" svg:x="0.377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23" draw:name="Shape 16" draw:style-name="gr1" draw:text-style-name="P3" svg:width="0.1335in" svg:height="0.1335in" svg:x="0.4063in" svg:y="0.156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" draw:name="Shape 69" draw:style-name="gr4" draw:text-style-name="P6" svg:width="0.1335in" svg:height="0.1335in" svg:x="0.4118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5" draw:name="Shape 9" draw:style-name="gr6" draw:text-style-name="P8" svg:width="0.1335in" svg:height="0.1335in" svg:x="0.4437in" svg:y="0.170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0" draw:name="Shape 67" draw:style-name="gr8" draw:text-style-name="P10" svg:width="0.1335in" svg:height="0.1335in" svg:x="0.3819in" svg:y="0.169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4" draw:name="Shape 7" draw:style-name="gr3" draw:text-style-name="P5" svg:width="0.1335in" svg:height="0.1335in" svg:x="0.387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4" draw:name="Shape 71" draw:style-name="gr11" draw:text-style-name="P13" svg:width="0.1358in" svg:height="0.1358in" svg:x="0.4083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2" draw:name="Shape 5" draw:style-name="gr7" draw:text-style-name="P9" svg:width="0.1335in" svg:height="0.1335in" svg:x="0.4484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4" draw:name="Shape 17" draw:style-name="gr1" draw:text-style-name="P3" svg:width="0.1335in" svg:height="0.1335in" svg:x="0.380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5" draw:name="Shape 72" draw:style-name="gr9" draw:text-style-name="P11" svg:width="0.1343in" svg:height="0.1343in" svg:x="0.3909in" svg:y="0.1654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6" draw:name="Shape 10" draw:style-name="gr5" draw:text-style-name="P7" svg:width="0.1335in" svg:height="0.1335in" svg:x="0.4161in" svg:y="0.158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2" draw:style-name="gr8" draw:text-style-name="P10" svg:width="0.1335in" svg:height="0.1335in" svg:x="0.4516in" svg:y="0.16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><draw:custom-shape text:anchor-type="paragraph" draw:z-index="21" draw:name="Shape 14" draw:style-name="gr3" draw:text-style-name="P5" svg:width="0.1335in" svg:height="0.1335in" svg:x="0.4866in" svg:y="0.1638in"><text:p/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2T15:05:01.555325734</dc:date>
    <meta:editing-duration>PT1H38M31S</meta:editing-duration>
    <meta:editing-cycles>15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